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Lucida Sans2" svg:font-family="'Lucida Sans'" style:font-family-generic="swiss"/>
    <style:font-face style:name="Segoe UI" svg:font-family="'Segoe UI'" style:font-family-generic="swiss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00f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63cm" table:align="center" style:writing-mode="lr-tb"/>
    </style:style>
    <style:style style:name="Table3.A" style:family="table-column">
      <style:table-column-properties style:column-width="3.122cm"/>
    </style:style>
    <style:style style:name="Table3.B" style:family="table-column">
      <style:table-column-properties style:column-width="4.277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2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942cm" table:align="center" style:writing-mode="lr-tb"/>
    </style:style>
    <style:style style:name="Table4.A" style:family="table-column">
      <style:table-column-properties style:column-width="2.752cm"/>
    </style:style>
    <style:style style:name="Table4.B" style:family="table-column">
      <style:table-column-properties style:column-width="5.512cm"/>
    </style:style>
    <style:style style:name="Table4.C" style:family="table-column">
      <style:table-column-properties style:column-width="1.468cm"/>
    </style:style>
    <style:style style:name="Table4.D" style:family="table-column">
      <style:table-column-properties style:column-width="9.2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249cm" table:align="margins" style:writing-mode="lr-tb"/>
    </style:style>
    <style:style style:name="Table6.A" style:family="table-column">
      <style:table-column-properties style:column-width="1.265cm" style:rel-column-width="5100*"/>
    </style:style>
    <style:style style:name="Table6.B" style:family="table-column">
      <style:table-column-properties style:column-width="4.193cm" style:rel-column-width="16910*"/>
    </style:style>
    <style:style style:name="Table6.C" style:family="table-column">
      <style:table-column-properties style:column-width="2.646cm" style:rel-column-width="10671*"/>
    </style:style>
    <style:style style:name="Table6.D" style:family="table-column">
      <style:table-column-properties style:column-width="1.503cm" style:rel-column-width="6061*"/>
    </style:style>
    <style:style style:name="Table6.F" style:family="table-column">
      <style:table-column-properties style:column-width="1.402cm" style:rel-column-width="5655*"/>
    </style:style>
    <style:style style:name="Table6.G" style:family="table-column">
      <style:table-column-properties style:column-width="1.603cm" style:rel-column-width="6466*"/>
    </style:style>
    <style:style style:name="Table6.H" style:family="table-column">
      <style:table-column-properties style:column-width="0.857cm" style:rel-column-width="3457*"/>
    </style:style>
    <style:style style:name="Table6.I" style:family="table-column">
      <style:table-column-properties style:column-width="1.277cm" style:rel-column-width="5154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5" style:family="table-cell">
      <style:table-cell-properties style:vertical-align="top" fo:padding="0cm" fo:border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6" style:family="table-cell">
      <style:table-cell-properties style:vertical-align="top" fo:padding="0cm" fo:border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7.355cm" table:align="center" style:writing-mode="lr-tb"/>
    </style:style>
    <style:style style:name="Table7.A" style:family="table-column">
      <style:table-column-properties style:column-width="2.729cm"/>
    </style:style>
    <style:style style:name="Table7.B" style:family="table-column">
      <style:table-column-properties style:column-width="0.815cm"/>
    </style:style>
    <style:style style:name="Table7.C" style:family="table-column">
      <style:table-column-properties style:column-width="0.817cm"/>
    </style:style>
    <style:style style:name="Table7.F" style:family="table-column">
      <style:table-column-properties style:column-width="1.365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F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F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text-properties style:font-name="Helvetica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12" style:family="paragraph" style:parent-style-name="Standard">
      <style:text-properties style:font-name="Helvetica" style:font-name-complex="Helvetica"/>
    </style:style>
    <style:style style:name="P13" style:family="paragraph" style:parent-style-name="Standard">
      <style:text-properties style:font-name="Helvetica" officeooo:paragraph-rsid="0000dfe1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officeooo:paragraph-rsid="0000dfe1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officeooo:paragraph-rsid="00016591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rsid="00128e4d" officeooo:paragraph-rsid="00016591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128e4d" officeooo:paragraph-rsid="000239e1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18e303" officeooo:paragraph-rsid="000239e1" style:font-name-complex="Helvetica"/>
    </style:style>
    <style:style style:name="P24" style:family="paragraph" style:parent-style-name="Standard">
      <style:text-properties style:font-name="Helvetica" officeooo:paragraph-rsid="00016591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1775eb" officeooo:paragraph-rsid="00016591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1775eb" officeooo:paragraph-rsid="0001a94c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10f383" officeooo:paragraph-rsid="0001a94c" style:font-name-complex="Helvetica"/>
    </style:style>
    <style:style style:name="P28" style:family="paragraph" style:parent-style-name="Standard">
      <style:text-properties style:font-name="Helvetica" officeooo:paragraph-rsid="0001a94c" style:font-name-complex="Helvetica"/>
    </style:style>
    <style:style style:name="P29" style:family="paragraph" style:parent-style-name="Standard" style:list-style-name="L1">
      <style:text-properties style:font-name="Helvetica" officeooo:paragraph-rsid="0001a94c" style:font-name-complex="Helvetica"/>
    </style:style>
    <style:style style:name="P30" style:family="paragraph" style:parent-style-name="Standard">
      <style:text-properties style:font-name="Helvetica" officeooo:paragraph-rsid="000239e1" style:font-name-complex="Helvetica"/>
    </style:style>
    <style:style style:name="P31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Helvetica" fo:font-weight="bold" officeooo:paragraph-rsid="000239e1" style:font-weight-asian="bold" style:font-name-complex="Arial" style:font-weight-complex="bold"/>
    </style:style>
    <style:style style:name="P35" style:family="paragraph" style:parent-style-name="Standard">
      <style:paragraph-properties style:snap-to-layout-grid="false"/>
      <style:text-properties style:font-name="Helvetica" fo:language="de" fo:country="DE" officeooo:paragraph-rsid="0000dfe1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37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38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Helvetica" officeooo:rsid="0018e303" officeooo:paragraph-rsid="0018e303" style:font-name-complex="Arial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Helvetica" officeooo:rsid="0018e303" officeooo:paragraph-rsid="000239e1" style:font-name-complex="Arial"/>
    </style:style>
    <style:style style:name="P41" style:family="paragraph" style:parent-style-name="Standard">
      <style:paragraph-properties fo:text-align="center" style:justify-single-word="false"/>
      <style:text-properties style:font-name="Helvetica" officeooo:rsid="0018e303" officeooo:paragraph-rsid="000239e1" style:font-name-complex="Arial"/>
    </style:style>
    <style:style style:name="P42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43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44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45" style:family="paragraph" style:parent-style-name="Standard">
      <style:text-properties fo:color="#ff0000" style:font-name="Helvetica" style:font-name-complex="Helvetica"/>
    </style:style>
    <style:style style:name="P46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47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48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49" style:family="paragraph" style:parent-style-name="Standard">
      <style:paragraph-properties style:snap-to-layout-grid="false"/>
      <style:text-properties fo:color="#ff0000" style:font-name="Helvetica" officeooo:paragraph-rsid="000239e1" style:font-name-complex="Helvetica"/>
    </style:style>
    <style:style style:name="P50" style:family="paragraph" style:parent-style-name="Standard">
      <style:text-properties fo:color="#ff0000" style:font-name="Helvetica" officeooo:paragraph-rsid="0001a94c" style:font-name-complex="Helvetica"/>
    </style:style>
    <style:style style:name="P51" style:family="paragraph" style:parent-style-name="Standard">
      <style:text-properties fo:color="#ff0000" style:font-name="Helvetica" officeooo:paragraph-rsid="000239e1" style:font-name-complex="Helvetica"/>
    </style:style>
    <style:style style:name="P52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53" style:family="paragraph" style:parent-style-name="Standard">
      <style:paragraph-properties style:snap-to-layout-grid="false"/>
      <style:text-properties fo:color="#000000" style:font-name="Helvetica" officeooo:rsid="000b0d83" officeooo:paragraph-rsid="000239e1" style:font-name-complex="Helvetica"/>
    </style:style>
    <style:style style:name="P54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55" style:family="paragraph" style:parent-style-name="Standard">
      <style:paragraph-properties style:snap-to-layout-grid="false"/>
      <style:text-properties fo:color="#000000" style:font-name="Helvetica" officeooo:rsid="00128e4d" officeooo:paragraph-rsid="000239e1" style:font-name-complex="Helvetica"/>
    </style:style>
    <style:style style:name="P56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57" style:family="paragraph" style:parent-style-name="Heading_20_1">
      <style:paragraph-properties style:snap-to-layout-grid="false"/>
      <style:text-properties fo:font-weight="bold" style:font-weight-asian="bold"/>
    </style:style>
    <style:style style:name="P58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59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60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61" style:family="paragraph" style:parent-style-name="Heading_20_3">
      <style:paragraph-properties style:snap-to-layout-grid="false"/>
      <style:text-properties fo:font-weight="bold" style:font-weight-asian="bold"/>
    </style:style>
    <style:style style:name="P62" style:family="paragraph" style:parent-style-name="Heading_20_3">
      <style:text-properties style:font-name="Helvetica" fo:font-size="10pt" style:font-size-asian="10pt" style:font-name-complex="Helvetica"/>
    </style:style>
    <style:style style:name="P63" style:family="paragraph" style:parent-style-name="Heading_20_3">
      <style:paragraph-properties fo:text-align="center" style:justify-single-word="false"/>
      <style:text-properties style:font-name="Helvetica" fo:font-size="10pt" officeooo:paragraph-rsid="0000dfe1" style:font-size-asian="10pt" style:font-name-complex="Helvetica"/>
    </style:style>
    <style:style style:name="P64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style:font-name="Helvetica" style:font-name-complex="Helvetica" text:display="true"/>
    </style:style>
    <style:style style:name="T2" style:family="text">
      <style:text-properties officeooo:rsid="0000dfe1"/>
    </style:style>
    <style:style style:name="T3" style:family="text">
      <style:text-properties officeooo:rsid="00128e4d"/>
    </style:style>
    <style:style style:name="T4" style:family="text">
      <style:text-properties officeooo:rsid="0018e303"/>
    </style:style>
    <style:style style:name="T5" style:family="text">
      <style:text-properties officeooo:rsid="00016591"/>
    </style:style>
    <style:style style:name="T6" style:family="text">
      <style:text-properties officeooo:rsid="0010b292"/>
    </style:style>
    <style:style style:name="T7" style:family="text">
      <style:text-properties officeooo:rsid="001775eb"/>
    </style:style>
    <style:style style:name="T8" style:family="text">
      <style:text-properties officeooo:rsid="0001a94c"/>
    </style:style>
    <style:style style:name="T9" style:family="text">
      <style:text-properties officeooo:rsid="000239e1"/>
    </style:style>
    <style:style style:name="T10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56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59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57" text:outline-level="1"/>
          </table:table-cell>
          <table:table-cell table:style-name="Table1.A2" table:number-columns-spanned="2" office:value-type="string">
            <text:h text:style-name="P61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58" text:outline-level="1">Project</text:h>
          </table:table-cell>
          <table:table-cell table:style-name="Table1.A3" table:number-columns-spanned="3" office:value-type="string">
            <text:h text:style-name="P63" text:outline-level="3"><text:span text:style-name="T2">Real-Time Bridge Monitoring</text:span>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35"><text:span text:style-name="T2">45</text:span></text:p>
          </table:table-cell>
        </table:table-row>
        <table:table-row table:style-name="Table1.3">
          <table:table-cell table:style-name="Table1.A3" office:value-type="string">
            <text:h text:style-name="P64" text:outline-level="3">Responsible</text:h>
          </table:table-cell>
          <table:table-cell table:style-name="Table1.A3" table:number-columns-spanned="3" office:value-type="string">
            <text:p text:style-name="P13"><text:span text:style-name="T2">Andrea Bottoli</text:span></text:p>
          </table:table-cell>
          <table:covered-table-cell/>
          <table:covered-table-cell/>
          <table:table-cell table:style-name="Table1.A3" office:value-type="string">
            <text:h text:style-name="P62" text:outline-level="3">Date</text:h>
          </table:table-cell>
          <table:table-cell table:style-name="Table1.F3" office:value-type="string">
            <text:p text:style-name="P15"><text:span text:style-name="T2">11/11/2013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60" text:outline-level="2">Executive Summary</text:h>
      <text:p text:style-name="P7"/>
      <text:p text:style-name="P9">Timeliness</text:p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General Project Status</text:p>
          </table:table-cell>
          <table:table-cell table:style-name="Table2.B1" office:value-type="string">
            <text:p text:style-name="P11">Fulfillment of Next Milestone</text:p>
          </table:table-cell>
        </table:table-row>
        <table:table-row table:style-name="Table2.2">
          <table:table-cell table:style-name="Table2.A2" office:value-type="string">
            <text:p text:style-name="P8">on track</text:p>
          </table:table-cell>
          <table:table-cell table:style-name="Table2.B2" office:value-type="string">
            <text:p text:style-name="P8">slightly behind schedul<text:span text:style-name="T2">e</text:span></text:p>
          </table:table-cell>
        </table:table-row>
      </table:table>
      <text:p text:style-name="P7"/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/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h text:style-name="P60" text:outline-level="2"><text:soft-page-break/>Results This Week</text:h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21" office:value-type="string">
            <text:p text:style-name="P25"><text:span text:style-name="T5">Marko Brcic</text:span></text:p>
          </table:table-cell>
          <table:table-cell table:style-name="Table3.B2" office:value-type="string">
            <text:p text:style-name="P24"><text:span text:style-name="T5">Manage/Clean Repository</text:span></text:p>
          </table:table-cell>
          <table:table-cell table:style-name="Table3.C2" office:value-type="string">
            <text:p text:style-name="P30"><text:span text:style-name="T9">5</text:span></text:p>
          </table:table-cell>
          <table:table-cell table:style-name="Table3.D2" office:value-type="string">
            <text:p text:style-name="P30"><text:span text:style-name="T9">5</text:span></text:p>
          </table:table-cell>
          <table:table-cell table:style-name="Table3.E2" office:value-type="string">
            <text:p text:style-name="P30"><text:span text:style-name="T5">Re-ordering and re-organizing the folders and the documentation on the github repository; </text:span><text:span text:style-name="T9">a</text:span><text:span text:style-name="T5">dded tasks, issues and milestones on the github repository</text:span></text:p>
          </table:table-cell>
        </table:table-row>
        <table:table-row table:style-name="Table3.1">
          <table:table-cell table:style-name="Table3.A21" office:value-type="string">
            <text:p text:style-name="P16"><text:span text:style-name="T5">Dzana Kujan, <text:s/>Jorn Tillmans, Nikola <text:s/></text:span><text:span text:style-name="T6">Radisavljevic, </text:span><text:span text:style-name="T5">Miraldi Fifo</text:span></text:p>
          </table:table-cell>
          <table:table-cell table:style-name="Table3.B3" office:value-type="string">
            <text:p text:style-name="P16"><text:span text:style-name="T5">Meeting Swedish Side</text:span></text:p>
          </table:table-cell>
          <table:table-cell table:style-name="Table3.C3" office:value-type="string">
            <text:p text:style-name="P16"><text:span text:style-name="T5">3</text:span></text:p>
          </table:table-cell>
          <table:table-cell table:style-name="Table3.D3" office:value-type="string">
            <text:p text:style-name="P16"><text:span text:style-name="T5">2</text:span></text:p>
          </table:table-cell>
          <table:table-cell table:style-name="Table3.E3" office:value-type="string">
            <text:p text:style-name="P16"><text:span text:style-name="T5">Internal meeting for achieve a deeper view into the project</text:span></text:p>
          </table:table-cell>
        </table:table-row>
        <table:table-row table:style-name="Table3.1">
          <table:table-cell table:style-name="Table3.A4" office:value-type="string">
            <text:p text:style-name="P16"><text:span text:style-name="T5">Dzana Kujan, <text:s/>Jorn Tillmans, Nikola <text:s/></text:span><text:span text:style-name="T6">Radisavljevic, </text:span><text:span text:style-name="T5">Miraldi Fifo, Lorenzo Pagliari, </text:span><text:span text:style-name="T7">Marko Brcic</text:span></text:p>
          </table:table-cell>
          <table:table-cell table:style-name="Table3.B4" office:value-type="string">
            <text:p text:style-name="P16"><text:span text:style-name="T5">Meeting about Design Document</text:span></text:p>
          </table:table-cell>
          <table:table-cell table:style-name="Table3.C4" office:value-type="string">
            <text:p text:style-name="P16"><text:span text:style-name="T5">2</text:span></text:p>
          </table:table-cell>
          <table:table-cell table:style-name="Table3.D4" office:value-type="string">
            <text:p text:style-name="P16"><text:span text:style-name="T5">2</text:span></text:p>
          </table:table-cell>
          <table:table-cell table:style-name="Table3.E4" office:value-type="string">
            <text:p text:style-name="P16"><text:span text:style-name="T5">Meeting focused upon the Design Document in order to explain to all the Design decisions and to have a more common view of the project</text:span></text:p>
          </table:table-cell>
        </table:table-row>
        <table:table-row table:style-name="Table3.1">
          <table:table-cell table:style-name="Table3.A5" office:value-type="string">
            <text:p text:style-name="P16"><text:span text:style-name="T5">All</text:span></text:p>
          </table:table-cell>
          <table:table-cell table:style-name="Table3.B5" office:value-type="string">
            <text:p text:style-name="P16"><text:span text:style-name="T5">Read documentation and give feedback</text:span></text:p>
          </table:table-cell>
          <table:table-cell table:style-name="Table3.C5" office:value-type="string">
            <text:p text:style-name="P16"><text:span text:style-name="T5">4</text:span></text:p>
          </table:table-cell>
          <table:table-cell table:style-name="Table3.D5" office:value-type="string">
            <text:p text:style-name="P16"><text:span text:style-name="T5">4</text:span></text:p>
          </table:table-cell>
          <table:table-cell table:style-name="Table3.E5" office:value-type="string">
            <text:p text:style-name="P16"><text:span text:style-name="T5">Read both Requirements and Design Document to find mistakes, give feedback and suggestions about the things said in that documents</text:span></text:p>
          </table:table-cell>
        </table:table-row>
        <table:table-row table:style-name="Table3.1">
          <table:table-cell table:style-name="Table3.A6" office:value-type="string">
            <text:p text:style-name="P16"><text:span text:style-name="T5">All</text:span></text:p>
          </table:table-cell>
          <table:table-cell table:style-name="Table3.B6" office:value-type="string">
            <text:p text:style-name="P16"><text:span text:style-name="T5">Setup personal environment space</text:span></text:p>
          </table:table-cell>
          <table:table-cell table:style-name="Table3.C6" office:value-type="string">
            <text:p text:style-name="P16"><text:span text:style-name="T5">2</text:span></text:p>
          </table:table-cell>
          <table:table-cell table:style-name="Table3.D6" office:value-type="string">
            <text:p text:style-name="P16"><text:span text:style-name="T5">2</text:span></text:p>
          </table:table-cell>
          <table:table-cell table:style-name="Table3.E6" office:value-type="string">
            <text:p text:style-name="P16"><text:span text:style-name="T5">Setup of Eclipse, JDK, Tomcat, etc on each PC</text:span></text:p>
          </table:table-cell>
        </table:table-row>
        <table:table-row table:style-name="Table3.1">
          <table:table-cell table:style-name="Table3.A7" office:value-type="string">
            <text:p text:style-name="P16"><text:span text:style-name="T5">Lorenzo Pagliari, Marco </text:span><text:span text:style-name="T7">Brcic</text:span></text:p>
          </table:table-cell>
          <table:table-cell table:style-name="Table3.B7" office:value-type="string">
            <text:p text:style-name="P16"><text:span text:style-name="T5">Setup common environment space</text:span></text:p>
          </table:table-cell>
          <table:table-cell table:style-name="Table3.C7" office:value-type="string">
            <text:p text:style-name="P16"><text:span text:style-name="T5">3</text:span></text:p>
          </table:table-cell>
          <table:table-cell table:style-name="Table3.D7" office:value-type="string">
            <text:p text:style-name="P16"><text:span text:style-name="T5">3</text:span></text:p>
          </table:table-cell>
          <table:table-cell table:style-name="Table3.E7" office:value-type="string">
            <text:p text:style-name="P16"><text:span text:style-name="T5">Setup the common environment space creating the java project and sharing this using github</text:span></text:p>
          </table:table-cell>
        </table:table-row>
        <table:table-row table:style-name="Table3.1">
          <table:table-cell table:style-name="Table3.A8" office:value-type="string">
            <text:p text:style-name="P16"><text:span text:style-name="T5">Andrea Bottoli, Marco Brcic</text:span></text:p>
          </table:table-cell>
          <table:table-cell table:style-name="Table3.B8" office:value-type="string">
            <text:p text:style-name="P16"><text:span text:style-name="T5">Preparing presentation slide</text:span></text:p>
          </table:table-cell>
          <table:table-cell table:style-name="Table3.C8" office:value-type="string">
            <text:p text:style-name="P16"><text:span text:style-name="T5">6</text:span></text:p>
          </table:table-cell>
          <table:table-cell table:style-name="Table3.D8" office:value-type="string">
            <text:p text:style-name="P16"><text:span text:style-name="T5">2</text:span></text:p>
          </table:table-cell>
          <table:table-cell table:style-name="Table3.E8" office:value-type="string">
            <text:p text:style-name="P16"><text:span text:style-name="T5">Preparing the slides about the project status to deliver to DSD Staff</text:span></text:p>
          </table:table-cell>
        </table:table-row>
        <table:table-row table:style-name="Table3.1">
          <table:table-cell table:style-name="Table3.A10" office:value-type="string">
            <text:p text:style-name="P16">All</text:p>
          </table:table-cell>
          <table:table-cell table:style-name="Table3.B9" office:value-type="string">
            <text:p text:style-name="P16">Course Lecture</text:p>
          </table:table-cell>
          <table:table-cell table:style-name="Table3.C9" office:value-type="string">
            <text:p text:style-name="P16">3</text:p>
          </table:table-cell>
          <table:table-cell table:style-name="Table3.D9" office:value-type="string">
            <text:p text:style-name="P16">3</text:p>
          </table:table-cell>
          <table:table-cell table:style-name="Table3.E9" office:value-type="string">
            <text:p text:style-name="P16">DSD Course Lecture</text:p>
          </table:table-cell>
        </table:table-row>
        <table:table-row table:style-name="Table3.1">
          <table:table-cell table:style-name="Table3.A10" office:value-type="string">
            <text:p text:style-name="P16"><text:span text:style-name="T5">Marco Brcic, Ghazaleh Shojaee Nia</text:span></text:p>
          </table:table-cell>
          <table:table-cell table:style-name="Table3.B10" office:value-type="string">
            <text:p text:style-name="P16"><text:span text:style-name="T5">Presentation</text:span></text:p>
          </table:table-cell>
          <table:table-cell table:style-name="Table3.C10" office:value-type="string">
            <text:p text:style-name="P16"><text:span text:style-name="T5">1</text:span></text:p>
          </table:table-cell>
          <table:table-cell table:style-name="Table3.D10" office:value-type="string">
            <text:p text:style-name="P16"><text:span text:style-name="T5">1</text:span></text:p>
          </table:table-cell>
          <table:table-cell table:style-name="Table3.E10" office:value-type="string">
            <text:p text:style-name="P16"><text:span text:style-name="T5">Presented the Status Report to DSD Staff</text:span></text:p>
          </table:table-cell>
        </table:table-row>
        <table:table-row table:style-name="Table3.1">
          <table:table-cell table:style-name="Table3.A11" office:value-type="string">
            <text:p text:style-name="P16"><text:span text:style-name="T5">Marco Brcic</text:span></text:p>
          </table:table-cell>
          <table:table-cell table:style-name="Table3.B11" office:value-type="string">
            <text:p text:style-name="P16"><text:span text:style-name="T5">Team Policies</text:span></text:p>
          </table:table-cell>
          <table:table-cell table:style-name="Table3.C11" office:value-type="string">
            <text:p text:style-name="P16"><text:span text:style-name="T5">3</text:span></text:p>
          </table:table-cell>
          <table:table-cell table:style-name="Table3.D11" office:value-type="string">
            <text:p text:style-name="P16"><text:span text:style-name="T5">3</text:span></text:p>
          </table:table-cell>
          <table:table-cell table:style-name="Table3.E11" office:value-type="string">
            <text:p text:style-name="P16"><text:span text:style-name="T5">Updated the team policies from the suggestions gathered from the group</text:span></text:p>
          </table:table-cell>
        </table:table-row>
        <table:table-row table:style-name="Table3.1">
          <table:table-cell table:style-name="Table3.A12" office:value-type="string">
            <text:p text:style-name="P26">Andrea Bottoli. Lorenzo Pagliari, Marko Brcic</text:p>
          </table:table-cell>
          <table:table-cell table:style-name="Table3.B12" office:value-type="string">
            <text:p text:style-name="P17"><text:span text:style-name="T8">Design Documentation Finalization</text:span></text:p>
          </table:table-cell>
          <table:table-cell table:style-name="Table3.C12" office:value-type="string">
            <text:p text:style-name="P17"><text:span text:style-name="T8">20</text:span></text:p>
          </table:table-cell>
          <table:table-cell table:style-name="Table3.D12" office:value-type="string">
            <text:p text:style-name="P17"><text:span text:style-name="T8">20</text:span></text:p>
          </table:table-cell>
          <table:table-cell table:style-name="Table3.E12" office:value-type="string">
            <text:p text:style-name="P26">Finishing and uploading the first version of the Design Document, including in it the class diagrams, the sequence diagrams and the ER model of the DB</text:p>
          </table:table-cell>
        </table:table-row>
        <table:table-row table:style-name="Table3.1">
          <table:table-cell table:style-name="Table3.A13" office:value-type="string">
            <text:p text:style-name="P27"><text:span text:style-name="T3">Dzana Kujan, </text:span><text:span text:style-name="T6">Nikola Radisavljevic, </text:span><text:span text:style-name="T3">Jorn Tillmanns,</text:span></text:p>
            <text:p text:style-name="P26">Miraldi Fifo</text:p>
          </table:table-cell>
          <table:table-cell table:style-name="Table3.B13" office:value-type="string">
            <text:p text:style-name="P17"><text:span text:style-name="T8">Requirement Documentation Finalization</text:span></text:p>
          </table:table-cell>
          <table:table-cell table:style-name="Table3.C13" office:value-type="string">
            <text:p text:style-name="P17"><text:span text:style-name="T8">20</text:span></text:p>
          </table:table-cell>
          <table:table-cell table:style-name="Table3.D13" office:value-type="string">
            <text:p text:style-name="P17"><text:span text:style-name="T8">20</text:span></text:p>
          </table:table-cell>
          <table:table-cell table:style-name="Table3.E13" office:value-type="string">
            <text:p text:style-name="P27"><text:span text:style-name="T7">Finishing and uploading the first version of the </text:span><text:span text:style-name="T4">Requirements</text:span><text:span text:style-name="T7"> Document, </text:span><text:span text:style-name="T8">with tables and criticity level for each requirement</text:span></text:p>
          </table:table-cell>
        </table:table-row>
        <table:table-row table:style-name="Table3.1">
          <table:table-cell table:style-name="Table3.A14" office:value-type="string">
            <text:p text:style-name="P17"><text:span text:style-name="T8">Andrea Bottoli, Lorenzo Pagliari</text:span></text:p>
          </table:table-cell>
          <table:table-cell table:style-name="Table3.B14" office:value-type="string">
            <text:p text:style-name="P17"><text:span text:style-name="T8">Meeting with customers</text:span></text:p>
          </table:table-cell>
          <table:table-cell table:style-name="Table3.C14" office:value-type="string">
            <text:p text:style-name="P17"><text:span text:style-name="T8">2</text:span></text:p>
          </table:table-cell>
          <table:table-cell table:style-name="Table3.D14" office:value-type="string">
            <text:p text:style-name="P17"><text:span text:style-name="T8">3</text:span></text:p>
          </table:table-cell>
          <table:table-cell table:style-name="Table3.E14" office:value-type="string">
            <text:p text:style-name="P17"><text:span text:style-name="T8">Meeting with customers to gather more information about requirements and to inform about the project status</text:span></text:p>
          </table:table-cell>
        </table:table-row>
        <table:table-row table:style-name="Table3.1">
          <table:table-cell table:style-name="Table3.A15" office:value-type="string">
            <text:p text:style-name="P17"><text:span text:style-name="T8">Andrea Bottoli, Lorenzo Pagliari</text:span></text:p>
          </table:table-cell>
          <table:table-cell table:style-name="Table3.B15" office:value-type="string">
            <text:p text:style-name="P17"><text:span text:style-name="T8">Meeting with supervisors</text:span></text:p>
          </table:table-cell>
          <table:table-cell table:style-name="Table3.C15" office:value-type="string">
            <text:p text:style-name="P17"><text:span text:style-name="T8">2</text:span></text:p>
          </table:table-cell>
          <table:table-cell table:style-name="Table3.D15" office:value-type="string">
            <text:p text:style-name="P17"><text:span text:style-name="T8">1</text:span></text:p>
          </table:table-cell>
          <table:table-cell table:style-name="Table3.E15" office:value-type="string">
            <text:p text:style-name="P17"><text:span text:style-name="T8">Meeting with supervisors to inform about the project status and about some internal problems</text:span></text:p>
          </table:table-cell>
        </table:table-row>
        <table:table-row table:style-name="Table3.1">
          <table:table-cell table:style-name="Table3.A16" office:value-type="string">
            <text:p text:style-name="P17"><text:span text:style-name="T5">Nikola <text:s/></text:span><text:span text:style-name="T6">Radisavljevic</text:span></text:p>
          </table:table-cell>
          <table:table-cell table:style-name="Table3.B16" office:value-type="string">
            <text:p text:style-name="P17"><text:span text:style-name="T8">Minutes of meeting</text:span></text:p>
          </table:table-cell>
          <table:table-cell table:style-name="Table3.C16" office:value-type="string">
            <text:p text:style-name="P14">1</text:p>
          </table:table-cell>
          <table:table-cell table:style-name="Table3.D16" office:value-type="string">
            <text:p text:style-name="P14">1</text:p>
          </table:table-cell>
          <table:table-cell table:style-name="Table3.E16" office:value-type="string">
            <text:p text:style-name="P14">Minutes of meeting of the saturday meeting</text:p>
          </table:table-cell>
        </table:table-row>
        <table:table-row table:style-name="Table3.1">
          <table:table-cell table:style-name="Table3.A17" office:value-type="string">
            <text:p text:style-name="P14">Lorenzo Pagliari</text:p>
          </table:table-cell>
          <table:table-cell table:style-name="Table3.B17" office:value-type="string">
            <text:p text:style-name="P14">Translations</text:p>
          </table:table-cell>
          <table:table-cell table:style-name="Table3.C17" office:value-type="string">
            <text:p text:style-name="P14">10</text:p>
          </table:table-cell>
          <table:table-cell table:style-name="Table3.D17" office:value-type="string">
            <text:p text:style-name="P14">10</text:p>
          </table:table-cell>
          <table:table-cell table:style-name="Table3.E17" office:value-type="string">
            <text:p text:style-name="P14">Translation of the documentation gathered from the customer about formulas and calculations</text:p>
          </table:table-cell>
        </table:table-row>
        <table:table-row table:style-name="Table3.1">
          <table:table-cell table:style-name="Table3.A18" office:value-type="string">
            <text:p text:style-name="P14">Jorn Tillmanns</text:p>
          </table:table-cell>
          <table:table-cell table:style-name="Table3.B18" office:value-type="string">
            <text:p text:style-name="P14">DB Design and Class Diagrams</text:p>
          </table:table-cell>
          <table:table-cell table:style-name="Table3.C18" office:value-type="string">
            <text:p text:style-name="P14">8</text:p>
          </table:table-cell>
          <table:table-cell table:style-name="Table3.D18" office:value-type="string">
            <text:p text:style-name="P14">8</text:p>
          </table:table-cell>
          <table:table-cell table:style-name="Table3.E18" office:value-type="string">
            <text:p text:style-name="P14">Design of the database and deliver of class diagrams for design documentation</text:p>
          </table:table-cell>
        </table:table-row>
        <table:table-row table:style-name="Table3.1">
          <table:table-cell table:style-name="Table3.A19" office:value-type="string">
            <text:p text:style-name="P14">Andrea Bottoli, Dzana Kujan</text:p>
          </table:table-cell>
          <table:table-cell table:style-name="Table3.B19" office:value-type="string">
            <text:p text:style-name="P14">Meeting</text:p>
          </table:table-cell>
          <table:table-cell table:style-name="Table3.C19" office:value-type="string">
            <text:p text:style-name="P14">1</text:p>
          </table:table-cell>
          <table:table-cell table:style-name="Table3.D19" office:value-type="string">
            <text:p text:style-name="P14">1</text:p>
          </table:table-cell>
          <table:table-cell table:style-name="Table3.E19" office:value-type="string">
            <text:p text:style-name="P14">Meeting with Project Leader and Team Leader to exchange information, suggestions and to take some decision on how improve the project management</text:p>
          </table:table-cell>
        </table:table-row>
        <table:table-row table:style-name="Table3.1">
          <table:table-cell table:style-name="Table3.A20" office:value-type="string">
            <text:p text:style-name="P14">Andrea Bottoli, Ghazaleh Shojaee Nia, Lorenzo Pagliari</text:p>
          </table:table-cell>
          <table:table-cell table:style-name="Table3.B20" office:value-type="string">
            <text:p text:style-name="P14">Meeting</text:p>
          </table:table-cell>
          <table:table-cell table:style-name="Table3.C20" office:value-type="string">
            <text:p text:style-name="P14">2</text:p>
          </table:table-cell>
          <table:table-cell table:style-name="Table3.D20" office:value-type="string">
            <text:p text:style-name="P14">2</text:p>
          </table:table-cell>
          <table:table-cell table:style-name="Table3.E20" office:value-type="string">
            <text:p text:style-name="P14">Meeting with Ghazaleh to inform her <text:span text:style-name="T8">about</text:span> the status of the project, giving her some tasks</text:p>
          </table:table-cell>
        </table:table-row>
        <table:table-row table:style-name="Table3.1">
          <table:table-cell table:style-name="Table3.A21" office:value-type="string">
            <text:p text:style-name="P18">All</text:p>
          </table:table-cell>
          <table:table-cell table:style-name="Table3.B21" office:value-type="string">
            <text:p text:style-name="P18">Week Report</text:p>
          </table:table-cell>
          <table:table-cell table:style-name="Table3.C21" office:value-type="string">
            <text:p text:style-name="P18">1</text:p>
          </table:table-cell>
          <table:table-cell table:style-name="Table3.D21" office:value-type="string">
            <text:p text:style-name="P19"><text:span text:style-name="T5">1</text:span></text:p>
          </table:table-cell>
          <table:table-cell table:style-name="Table3.E21" office:value-type="string">
            <text:p text:style-name="P20">Write the week report</text:p>
          </table:table-cell>
        </table:table-row>
        <table:table-row table:style-name="Table3.1">
          <table:table-cell table:style-name="Table3.A22" office:value-type="string">
            <text:p text:style-name="P18">Andrea Bottoli</text:p>
          </table:table-cell>
          <table:table-cell table:style-name="Table3.B22" office:value-type="string">
            <text:p text:style-name="P18">Summary Week Report</text:p>
          </table:table-cell>
          <table:table-cell table:style-name="Table3.C22" office:value-type="string">
            <text:p text:style-name="P20"><text:span text:style-name="T8">2</text:span></text:p>
          </table:table-cell>
          <table:table-cell table:style-name="Table3.D22" office:value-type="string">
            <text:p text:style-name="P19"><text:span text:style-name="T5">2</text:span></text:p>
          </table:table-cell>
          <table:table-cell table:style-name="Table3.E22" office:value-type="string">
            <text:p text:style-name="P20">Write the summary week report</text:p>
          </table:table-cell>
        </table:table-row>
      </table:table>
      <text:p text:style-name="P7"/>
      <text:p text:style-name="P7"/>
      <text:p text:style-name="P7"><text:soft-page-break/></text:p>
      <text:h text:style-name="P60" text:outline-level="2">Activities Planned for Next Period</text:h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6" office:value-type="string">
            <text:p text:style-name="P28"><text:span text:style-name="T8">Andrea Bottoli, Lorenzo Pagliari, Marko Brcic, Ghazaleh Shojaee Nia</text:span></text:p>
          </table:table-cell>
          <table:table-cell table:style-name="Table4.B6" office:value-type="string">
            <text:p text:style-name="P28"><text:span text:style-name="T8">Modify Design Document</text:span></text:p>
          </table:table-cell>
          <table:table-cell table:style-name="Table4.C6" office:value-type="string">
            <text:p text:style-name="P28"><text:span text:style-name="T8">10</text:span></text:p>
          </table:table-cell>
          <table:table-cell table:style-name="Table4.D6" office:value-type="string">
            <text:p text:style-name="P28"><text:span text:style-name="T8">Improve the quality of the design document in order to fit more with the new architecture and technologies and requirements</text:span></text:p>
          </table:table-cell>
        </table:table-row>
        <table:table-row table:style-name="Table4.1">
          <table:table-cell table:style-name="Table4.A6" office:value-type="string">
            <text:p text:style-name="P17"><text:span text:style-name="T8">Dzana Kujan, Nikola </text:span><text:span text:style-name="T6">Radisavljevic, </text:span><text:span text:style-name="T8">Jorn Tillmanns</text:span></text:p>
          </table:table-cell>
          <table:table-cell table:style-name="Table4.B6" office:value-type="string">
            <text:p text:style-name="P17"><text:span text:style-name="T8">Modify Requirements Document</text:span></text:p>
          </table:table-cell>
          <table:table-cell table:style-name="Table4.C6" office:value-type="string">
            <text:p text:style-name="P17"><text:span text:style-name="T8">10</text:span></text:p>
          </table:table-cell>
          <table:table-cell table:style-name="Table4.D6" office:value-type="string">
            <text:p text:style-name="P17"><text:span text:style-name="T8">Improve the quality of the requirements document in order to fit more with the new architecture and technologies and requirements</text:span></text:p>
          </table:table-cell>
        </table:table-row>
        <table:table-row table:style-name="Table4.1">
          <table:table-cell table:style-name="Table4.A6" office:value-type="string">
            <text:p text:style-name="P17"><text:span text:style-name="T8">All</text:span></text:p>
          </table:table-cell>
          <table:table-cell table:style-name="Table4.B6" office:value-type="string">
            <text:p text:style-name="P17"><text:span text:style-name="T8">Monday Meeting</text:span></text:p>
          </table:table-cell>
          <table:table-cell table:style-name="Table4.C6" office:value-type="string">
            <text:p text:style-name="P17"><text:span text:style-name="T8">2</text:span></text:p>
          </table:table-cell>
          <table:table-cell table:style-name="Table4.D6" office:value-type="string">
            <text:p text:style-name="P17"><text:span text:style-name="T8">Internal meeting to discuss problems, project status and questions for customers</text:span></text:p>
          </table:table-cell>
        </table:table-row>
        <table:table-row table:style-name="Table4.1">
          <table:table-cell table:style-name="Table4.A6" office:value-type="string">
            <text:p text:style-name="P17"><text:span text:style-name="T8">All</text:span></text:p>
          </table:table-cell>
          <table:table-cell table:style-name="Table4.B6" office:value-type="string">
            <text:p text:style-name="P17"><text:span text:style-name="T8">Tuesday Meeting</text:span></text:p>
          </table:table-cell>
          <table:table-cell table:style-name="Table4.C6" office:value-type="string">
            <text:p text:style-name="P17"><text:span text:style-name="T8">2</text:span></text:p>
          </table:table-cell>
          <table:table-cell table:style-name="Table4.D6" office:value-type="string">
            <text:p text:style-name="P17"><text:span text:style-name="T8">Internal meeting to discuss problems, project status and replies for customers</text:span></text:p>
          </table:table-cell>
        </table:table-row>
        <table:table-row table:style-name="Table4.1">
          <table:table-cell table:style-name="Table4.A6" office:value-type="string">
            <text:p text:style-name="P17"><text:span text:style-name="T8">Andrea Bottoli, Lorenzo Pagliari</text:span></text:p>
          </table:table-cell>
          <table:table-cell table:style-name="Table4.B6" office:value-type="string">
            <text:p text:style-name="P17"><text:span text:style-name="T8">Meeting with customer</text:span></text:p>
          </table:table-cell>
          <table:table-cell table:style-name="Table4.C6" office:value-type="string">
            <text:p text:style-name="P17"><text:span text:style-name="T8">2</text:span></text:p>
          </table:table-cell>
          <table:table-cell table:style-name="Table4.D6" office:value-type="string">
            <text:p text:style-name="P17"><text:span text:style-name="T8">Meeting with customers to ask them some questions about the project and to gather more informations and requirements</text:span></text:p>
          </table:table-cell>
        </table:table-row>
        <table:table-row table:style-name="Table4.1">
          <table:table-cell table:style-name="Table4.A7" office:value-type="string">
            <text:p text:style-name="P17"><text:span text:style-name="T8">Andrea Bottoli, Lorenzo Pagliari</text:span></text:p>
          </table:table-cell>
          <table:table-cell table:style-name="Table4.B7" office:value-type="string">
            <text:p text:style-name="P17"><text:span text:style-name="T8">Meeting with supervisors</text:span></text:p>
          </table:table-cell>
          <table:table-cell table:style-name="Table4.C7" office:value-type="string">
            <text:p text:style-name="P17"><text:span text:style-name="T8">2</text:span></text:p>
          </table:table-cell>
          <table:table-cell table:style-name="Table4.D7" office:value-type="string">
            <text:p text:style-name="P17"><text:span text:style-name="T8">Meeting with supervisors to inform about the project and group status</text:span></text:p>
          </table:table-cell>
        </table:table-row>
        <table:table-row table:style-name="Table4.1">
          <table:table-cell table:style-name="Table4.A8" office:value-type="string">
            <text:p text:style-name="P17"><text:span text:style-name="T8">Lorenzo Pagliari</text:span></text:p>
          </table:table-cell>
          <table:table-cell table:style-name="Table4.B8" office:value-type="string">
            <text:p text:style-name="P17"><text:span text:style-name="T8">Translate the documentation</text:span></text:p>
          </table:table-cell>
          <table:table-cell table:style-name="Table4.C8" office:value-type="string">
            <text:p text:style-name="P17"><text:span text:style-name="T8">10</text:span></text:p>
          </table:table-cell>
          <table:table-cell table:style-name="Table4.D8" office:value-type="string">
            <text:p text:style-name="P17"><text:span text:style-name="T8">Finishing to translate the documentation gathered from customers</text:span></text:p>
          </table:table-cell>
        </table:table-row>
        <table:table-row table:style-name="Table4.1">
          <table:table-cell table:style-name="Table4.A9" office:value-type="string">
            <text:p text:style-name="P17"><text:span text:style-name="T8">Marko Brcic</text:span></text:p>
          </table:table-cell>
          <table:table-cell table:style-name="Table4.B9" office:value-type="string">
            <text:p text:style-name="P17"><text:span text:style-name="T8">Manage Repository</text:span></text:p>
          </table:table-cell>
          <table:table-cell table:style-name="Table4.C9" office:value-type="string">
            <text:p text:style-name="P17"><text:span text:style-name="T8">1</text:span></text:p>
          </table:table-cell>
          <table:table-cell table:style-name="Table4.D9" office:value-type="string">
            <text:p text:style-name="P17"><text:span text:style-name="T8">Continue to manage the repository</text:span></text:p>
          </table:table-cell>
        </table:table-row>
        <table:table-row table:style-name="Table4.1">
          <table:table-cell table:style-name="Table4.A10" office:value-type="string">
            <text:p text:style-name="P17"><text:span text:style-name="T8">Marko Brcic, Jorn Tillmanns</text:span></text:p>
          </table:table-cell>
          <table:table-cell table:style-name="Table4.B10" office:value-type="string">
            <text:p text:style-name="P17"><text:span text:style-name="T8">Parser and DB</text:span></text:p>
          </table:table-cell>
          <table:table-cell table:style-name="Table4.C10" office:value-type="string">
            <text:p text:style-name="P17"><text:span text:style-name="T8">10</text:span></text:p>
          </table:table-cell>
          <table:table-cell table:style-name="Table4.D10" office:value-type="string">
            <text:p text:style-name="P17"><text:span text:style-name="T8">Implementation of the parser and of the DB</text:span></text:p>
          </table:table-cell>
        </table:table-row>
        <table:table-row table:style-name="Table4.1">
          <table:table-cell table:style-name="Table4.A11" office:value-type="string">
            <text:p text:style-name="P17"><text:span text:style-name="T8">Marko Brcic</text:span></text:p>
          </table:table-cell>
          <table:table-cell table:style-name="Table4.B11" office:value-type="string">
            <text:p text:style-name="P17"><text:span text:style-name="T8">Manage VM</text:span></text:p>
          </table:table-cell>
          <table:table-cell table:style-name="Table4.C11" office:value-type="string">
            <text:p text:style-name="P17"><text:span text:style-name="T8">2</text:span></text:p>
          </table:table-cell>
          <table:table-cell table:style-name="Table4.D11" office:value-type="string">
            <text:p text:style-name="P17"><text:span text:style-name="T8">Continue to manage the VM</text:span></text:p>
          </table:table-cell>
        </table:table-row>
        <table:table-row table:style-name="Table4.1">
          <table:table-cell table:style-name="Table4.A12" office:value-type="string">
            <text:p text:style-name="P17"><text:span text:style-name="T8">Dzana Kujan, Nikola <text:s/></text:span><text:span text:style-name="T6">Radisavljevic, </text:span><text:span text:style-name="T8">Miraldi Fifo</text:span></text:p>
          </table:table-cell>
          <table:table-cell table:style-name="Table4.B12" office:value-type="string">
            <text:p text:style-name="P17"><text:span text:style-name="T8">Web Application and Presentation layer</text:span></text:p>
          </table:table-cell>
          <table:table-cell table:style-name="Table4.C12" office:value-type="string">
            <text:p text:style-name="P17"><text:span text:style-name="T8">10</text:span></text:p>
          </table:table-cell>
          <table:table-cell table:style-name="Table4.D12" office:value-type="string">
            <text:p text:style-name="P17"><text:span text:style-name="T8">Start implementing the presentation Layer; continue to gather information about Web Application</text:span></text:p>
          </table:table-cell>
        </table:table-row>
        <table:table-row table:style-name="Table4.1">
          <table:table-cell table:style-name="Table4.A13" office:value-type="string">
            <text:p text:style-name="P17"><text:span text:style-name="T8">Andrea Bottoli, Lorenzo Pagliari, Marko Brcic, Ghazaleh Shojaee Nia</text:span></text:p>
          </table:table-cell>
          <table:table-cell table:style-name="Table4.B13" office:value-type="string">
            <text:p text:style-name="P17"><text:span text:style-name="T8">Math Engine</text:span></text:p>
          </table:table-cell>
          <table:table-cell table:style-name="Table4.C13" office:value-type="string">
            <text:p text:style-name="P17"><text:span text:style-name="T8">20</text:span></text:p>
          </table:table-cell>
          <table:table-cell table:style-name="Table4.D13" office:value-type="string">
            <text:p text:style-name="P17"><text:span text:style-name="T8">Start implementing the math engine</text:span></text:p>
          </table:table-cell>
        </table:table-row>
        <table:table-row table:style-name="Table4.1">
          <table:table-cell table:style-name="Table4.A14" office:value-type="string">
            <text:p text:style-name="P18">All</text:p>
          </table:table-cell>
          <table:table-cell table:style-name="Table4.B14" office:value-type="string">
            <text:p text:style-name="P18">Week Report</text:p>
          </table:table-cell>
          <table:table-cell table:style-name="Table4.C14" office:value-type="string">
            <text:p text:style-name="P18">1</text:p>
          </table:table-cell>
          <table:table-cell table:style-name="Table4.D14" office:value-type="string">
            <text:p text:style-name="P20"><text:span text:style-name="T5">Write the week report</text:span></text:p>
          </table:table-cell>
        </table:table-row>
        <table:table-row table:style-name="Table4.1">
          <table:table-cell table:style-name="Table4.A15" office:value-type="string">
            <text:p text:style-name="P18">Andrea Bottoli</text:p>
          </table:table-cell>
          <table:table-cell table:style-name="Table4.B15" office:value-type="string">
            <text:p text:style-name="P18">Summary Week Report</text:p>
          </table:table-cell>
          <table:table-cell table:style-name="Table4.C15" office:value-type="string">
            <text:p text:style-name="P20"><text:span text:style-name="T8">2</text:span></text:p>
          </table:table-cell>
          <table:table-cell table:style-name="Table4.D15" office:value-type="string">
            <text:p text:style-name="P20"><text:span text:style-name="T5">Write the summary week report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60" text:outline-level="2">Comments / Experiences / Problems</text:h>
      <text:list xml:id="list5581146690251738758" text:style-name="L1">
        <text:list-item>
          <text:p text:style-name="P29"><text:span text:style-name="T8">Problems in understanding formulas and data gathered from customers</text:span></text:p>
        </text:list-item>
        <text:list-item>
          <text:p text:style-name="P29"><text:span text:style-name="T8">Problems in communication in the group</text:span></text:p>
        </text:list-item>
        <text:list-item>
          <text:p text:style-name="P29"><text:span text:style-name="T8">Suggestions to improve the project management</text:span></text:p>
        </text:list-item>
        <text:list-item>
          <text:p text:style-name="P29"><text:span text:style-name="T8">Suggestions to improve the documentation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60" text:outline-level="2"><text:soft-page-break/>Metrics</text:h>
      <text:p text:style-name="P7"/>
      <text:p text:style-name="P9">Milestones</text:p>
      <text:p text:style-name="P7"/>
      <text:p text:style-name="Standard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 table:number-columns-repeated="2"/><table:table-column table:style-name="Table6.F"/><table:table-column table:style-name="Table6.G"/><table:table-column table:style-name="Table6.H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45">M-00<text:span text:style-name="T3">1</text:span></text:p></table:table-cell><table:table-cell table:style-name="Table6.B4" office:value-type="string"><text:p text:style-name="P52">Project Plan &amp; Vision</text:p></table:table-cell><table:table-cell table:style-name="Table6.C4" office:value-type="string"><text:p text:style-name="P52">All</text:p></table:table-cell><table:table-cell table:style-name="Table6.D4" office:value-type="string"><text:p text:style-name="P52">42</text:p></table:table-cell><table:table-cell table:style-name="Table6.E4" office:value-type="string"><text:p text:style-name="P52">42</text:p></table:table-cell><table:table-cell table:style-name="Table6.F4" office:value-type="string"><text:p text:style-name="P52">0</text:p></table:table-cell><table:table-cell table:style-name="Table6.G4" office:value-type="string"><text:p text:style-name="P52">4<text:span text:style-name="T3">3</text:span></text:p></table:table-cell><table:table-cell table:style-name="Table6.H4" office:value-type="string"><text:p text:style-name="P46"/></table:table-cell><table:table-cell table:style-name="Table6.I4" office:value-type="string"><text:p text:style-name="P14"/></table:table-cell></table:table-row><table:table-row table:style-name="Table6.4"><table:table-cell table:style-name="Table6.A5" office:value-type="string"><text:p text:style-name="P45">M-002</text:p></table:table-cell><table:table-cell table:style-name="Table6.B5" office:value-type="string"><text:p text:style-name="P54">Requirements gathering</text:p></table:table-cell><table:table-cell table:style-name="Table6.C5" office:value-type="string"><text:p text:style-name="P54">All</text:p></table:table-cell><table:table-cell table:style-name="Table6.D5" office:value-type="string"><text:p text:style-name="P54">43</text:p></table:table-cell><table:table-cell table:style-name="Table6.E5" office:value-type="string"><text:p text:style-name="P54">43</text:p></table:table-cell><table:table-cell table:style-name="Table6.F5" office:value-type="string"><text:p text:style-name="P54">0</text:p></table:table-cell><table:table-cell table:style-name="Table6.G5" office:value-type="string"><text:p text:style-name="P54">43</text:p></table:table-cell><table:table-cell table:style-name="Table6.H5" office:value-type="string"><text:p text:style-name="P14"/></table:table-cell><table:table-cell table:style-name="Table6.I5" office:value-type="string"><text:p text:style-name="P14"/></table:table-cell></table:table-row><table:table-row table:style-name="Table6.4"><table:table-cell table:style-name="Table6.A6" office:value-type="string"><text:p text:style-name="P47"><text:span text:style-name="T3">M-</text:span>00<text:span text:style-name="T3">3</text:span></text:p></table:table-cell><table:table-cell table:style-name="Table6.B6" office:value-type="string"><text:p text:style-name="P18">Requirements document</text:p></table:table-cell><table:table-cell table:style-name="Table6.C6" office:value-type="string"><text:p text:style-name="P18">All</text:p></table:table-cell><table:table-cell table:style-name="Table6.E6" office:value-type="string"><text:p text:style-name="P18">43</text:p></table:table-cell><table:table-cell table:style-name="Table6.E6" office:value-type="string"><text:p text:style-name="P18">44</text:p></table:table-cell><table:table-cell table:style-name="Table6.F6" office:value-type="string"><text:p text:style-name="P18">1</text:p></table:table-cell><table:table-cell table:style-name="Table6.G6" office:value-type="string"><text:p text:style-name="P18">43</text:p></table:table-cell><table:table-cell table:style-name="Table6.H6" office:value-type="string"><text:p text:style-name="P14"/></table:table-cell><table:table-cell table:style-name="Table6.I6" office:value-type="string"><text:p text:style-name="P14"/></table:table-cell></table:table-row><table:table-row table:style-name="Table6.4"><table:table-cell table:style-name="Table6.A7" office:value-type="string"><text:p text:style-name="P47"><text:span text:style-name="T3">M-</text:span>00<text:span text:style-name="T3">4</text:span></text:p></table:table-cell><table:table-cell table:style-name="Table6.B7" office:value-type="string"><text:p text:style-name="P18">System Design</text:p></table:table-cell><table:table-cell table:style-name="Table6.C7" office:value-type="string"><text:p text:style-name="P18">All</text:p></table:table-cell><table:table-cell table:style-name="Table6.D7" office:value-type="string"><text:p text:style-name="P18">43</text:p></table:table-cell><table:table-cell table:style-name="Table6.E7" office:value-type="string"><text:p text:style-name="P18">44</text:p></table:table-cell><table:table-cell table:style-name="Table6.F7" office:value-type="string"><text:p text:style-name="P18">0</text:p></table:table-cell><table:table-cell table:style-name="Table6.G7" office:value-type="string"><text:p text:style-name="P18">43</text:p></table:table-cell><table:table-cell table:style-name="Table6.H7" office:value-type="string"><text:p text:style-name="P14"/></table:table-cell><table:table-cell table:style-name="Table6.I7" office:value-type="string"><text:p text:style-name="P14"/></table:table-cell></table:table-row><table:table-row table:style-name="Table6.4"><table:table-cell table:style-name="Table6.A8" office:value-type="string"><text:p text:style-name="P48"><text:span text:style-name="T3">M-</text:span>00<text:span text:style-name="T4">5</text:span></text:p></table:table-cell><table:table-cell table:style-name="Table6.B8" office:value-type="string"><text:p text:style-name="P22">Requirement Document</text:p></table:table-cell><table:table-cell table:style-name="Table6.C8" office:value-type="string"><text:p text:style-name="P22">All</text:p></table:table-cell><table:table-cell table:style-name="Table6.D8" office:value-type="string"><text:p text:style-name="P22">44</text:p></table:table-cell><table:table-cell table:style-name="Table6.E8" office:value-type="string"><text:p text:style-name="P22">44</text:p></table:table-cell><table:table-cell table:style-name="Table6.F8" office:value-type="string"><text:p text:style-name="P22">0</text:p></table:table-cell><table:table-cell table:style-name="Table6.G8" office:value-type="string"><text:p text:style-name="P22">44</text:p></table:table-cell><table:table-cell table:style-name="Table6.H8" office:value-type="string"><text:p text:style-name="P14"/></table:table-cell><table:table-cell table:style-name="Table6.I8" office:value-type="string"><text:p text:style-name="P14"/></table:table-cell></table:table-row><table:table-row table:style-name="Table6.4"><table:table-cell table:style-name="Table6.A9" office:value-type="string"><text:p text:style-name="P48"><text:span text:style-name="T3">M-</text:span>00<text:span text:style-name="T4">6</text:span></text:p></table:table-cell><table:table-cell table:style-name="Table6.B9" office:value-type="string"><text:p text:style-name="P22">Design Document</text:p></table:table-cell><table:table-cell table:style-name="Table6.C9" office:value-type="string"><text:p text:style-name="P22">All</text:p></table:table-cell><table:table-cell table:style-name="Table6.D9" office:value-type="string"><text:p text:style-name="P22">44</text:p></table:table-cell><table:table-cell table:style-name="Table6.E9" office:value-type="string"><text:p text:style-name="P22">44</text:p></table:table-cell><table:table-cell table:style-name="Table6.F9" office:value-type="string"><text:p text:style-name="P22">0</text:p></table:table-cell><table:table-cell table:style-name="Table6.G9" office:value-type="string"><text:p text:style-name="P22">44</text:p></table:table-cell><table:table-cell table:style-name="Table6.H9" office:value-type="string"><text:p text:style-name="P14"/></table:table-cell><table:table-cell table:style-name="Table6.I9" office:value-type="string"><text:p text:style-name="P14"/></table:table-cell></table:table-row><table:table-row table:style-name="Table6.4"><table:table-cell table:style-name="Table6.A10" office:value-type="string"><text:p text:style-name="P48"><text:span text:style-name="T3">M-</text:span>00<text:span text:style-name="T4">7</text:span></text:p></table:table-cell><table:table-cell table:style-name="Table6.B10" office:value-type="string"><text:p text:style-name="P22">Status Report</text:p></table:table-cell><table:table-cell table:style-name="Table6.C10" office:value-type="string"><text:p text:style-name="P22">All</text:p></table:table-cell><table:table-cell table:style-name="Table6.D10" office:value-type="string"><text:p text:style-name="P22">44</text:p></table:table-cell><table:table-cell table:style-name="Table6.E10" office:value-type="string"><text:p text:style-name="P22">44</text:p></table:table-cell><table:table-cell table:style-name="Table6.F10" office:value-type="string"><text:p text:style-name="P22">0</text:p></table:table-cell><table:table-cell table:style-name="Table6.G10" office:value-type="string"><text:p text:style-name="P22">44</text:p></table:table-cell><table:table-cell table:style-name="Table6.H10" office:value-type="string"><text:p text:style-name="P14"/></table:table-cell><table:table-cell table:style-name="Table6.I10" office:value-type="string"><text:p text:style-name="P14"/></table:table-cell></table:table-row><table:table-row table:style-name="Table6.4"><table:table-cell table:style-name="Table6.A11" office:value-type="string"><text:p text:style-name="P50"><text:span text:style-name="T8">M-008</text:span></text:p></table:table-cell><table:table-cell table:style-name="Table6.B11" office:value-type="string"><text:p text:style-name="P53"><text:span text:style-name="T9">Organize Repository</text:span></text:p></table:table-cell><table:table-cell table:style-name="Table6.C11" office:value-type="string"><text:p text:style-name="P53"><text:span text:style-name="T9">Marko Brcic</text:span></text:p></table:table-cell><table:table-cell table:style-name="Table6.D11" office:value-type="string"><text:p text:style-name="P53"><text:span text:style-name="T9">45</text:span></text:p></table:table-cell><table:table-cell table:style-name="Table6.E11" office:value-type="string"><text:p text:style-name="P53"><text:span text:style-name="T9">45</text:span></text:p></table:table-cell><table:table-cell table:style-name="Table6.F11" office:value-type="string"><text:p text:style-name="P53"><text:span text:style-name="T9">0</text:span></text:p></table:table-cell><table:table-cell table:style-name="Table6.G11" office:value-type="string"><text:p text:style-name="P53"><text:span text:style-name="T9">45</text:span></text:p></table:table-cell><table:table-cell table:style-name="Table6.H11" office:value-type="string"><text:p text:style-name="P46"/></table:table-cell><table:table-cell table:style-name="Table6.I11" office:value-type="string"><text:p text:style-name="P14"/></table:table-cell></table:table-row><table:table-row table:style-name="Table6.4"><table:table-cell table:style-name="Table6.A12" office:value-type="string"><text:p text:style-name="P51"><text:span text:style-name="T9">M-009</text:span></text:p></table:table-cell><table:table-cell table:style-name="Table6.B12" office:value-type="string"><text:p text:style-name="P55"><text:span text:style-name="T9">Team Policies</text:span></text:p></table:table-cell><table:table-cell table:style-name="Table6.C12" office:value-type="string"><text:p text:style-name="P55"><text:span text:style-name="T9">Marko Brcic</text:span></text:p></table:table-cell><table:table-cell table:style-name="Table6.D12" office:value-type="string"><text:p text:style-name="P55"><text:span text:style-name="T9">45</text:span></text:p></table:table-cell><table:table-cell table:style-name="Table6.E12" office:value-type="string"><text:p text:style-name="P55"><text:span text:style-name="T9">45</text:span></text:p></table:table-cell><table:table-cell table:style-name="Table6.F12" office:value-type="string"><text:p text:style-name="P55"><text:span text:style-name="T9">0</text:span></text:p></table:table-cell><table:table-cell table:style-name="Table6.G12" office:value-type="string"><text:p text:style-name="P55"><text:span text:style-name="T9">45</text:span></text:p></table:table-cell><table:table-cell table:style-name="Table6.H12" office:value-type="string"><text:p text:style-name="P14"/></table:table-cell><table:table-cell table:style-name="Table6.I12" office:value-type="string"><text:p text:style-name="P14"/></table:table-cell></table:table-row><table:table-row table:style-name="Table6.4"><table:table-cell table:style-name="Table6.A13" office:value-type="string"><text:p text:style-name="P49"><text:span text:style-name="T9">M-010</text:span></text:p></table:table-cell><table:table-cell table:style-name="Table6.B13" office:value-type="string"><text:p text:style-name="P21"><text:span text:style-name="T9">Share telephone number</text:span></text:p></table:table-cell><table:table-cell table:style-name="Table6.C13" office:value-type="string"><text:p text:style-name="P21"><text:span text:style-name="T9">All</text:span></text:p></table:table-cell><table:table-cell table:style-name="Table6.D13" office:value-type="string"><text:p text:style-name="P21"><text:span text:style-name="T9">45</text:span></text:p></table:table-cell><table:table-cell table:style-name="Table6.E13" office:value-type="string"><text:p text:style-name="P21"><text:span text:style-name="T9">45</text:span></text:p></table:table-cell><table:table-cell table:style-name="Table6.F13" office:value-type="string"><text:p text:style-name="P21"><text:span text:style-name="T9">0</text:span></text:p></table:table-cell><table:table-cell table:style-name="Table6.G13" office:value-type="string"><text:p text:style-name="P21"><text:span text:style-name="T9">45</text:span></text:p></table:table-cell><table:table-cell table:style-name="Table6.H13" office:value-type="string"><text:p text:style-name="P14"/></table:table-cell><table:table-cell table:style-name="Table6.I13" office:value-type="string"><text:p text:style-name="P14"/></table:table-cell></table:table-row><table:table-row table:style-name="Table6.4"><table:table-cell table:style-name="Table6.A14" office:value-type="string"><text:p text:style-name="P49"><text:span text:style-name="T9">M-011</text:span></text:p></table:table-cell><table:table-cell table:style-name="Table6.B14" office:value-type="string"><text:p text:style-name="P21"><text:span text:style-name="T9">Modify Requirement Doc</text:span></text:p></table:table-cell><table:table-cell table:style-name="Table6.C14" office:value-type="string"><text:p text:style-name="P21"><text:span text:style-name="T9">Dzana Kujan</text:span></text:p></table:table-cell><table:table-cell table:style-name="Table6.D14" office:value-type="string"><text:p text:style-name="P21"><text:span text:style-name="T9">45</text:span></text:p></table:table-cell><table:table-cell table:style-name="Table6.E14" office:value-type="string"><text:p text:style-name="P21"><text:span text:style-name="T9">46</text:span></text:p></table:table-cell><table:table-cell table:style-name="Table6.F14" office:value-type="string"><text:p text:style-name="P21"><text:span text:style-name="T9">1</text:span></text:p></table:table-cell><table:table-cell table:style-name="Table6.G14" office:value-type="string"><text:p text:style-name="P21"><text:span text:style-name="T9">45</text:span></text:p></table:table-cell><table:table-cell table:style-name="Table6.H14" office:value-type="string"><text:p text:style-name="P14"/></table:table-cell><table:table-cell table:style-name="Table6.I14" office:value-type="string"><text:p text:style-name="P14"/></table:table-cell></table:table-row><table:table-row table:style-name="Table6.4"><table:table-cell table:style-name="Table6.A15" office:value-type="string"><text:p text:style-name="P49"><text:span text:style-name="T9">M-012</text:span></text:p></table:table-cell><table:table-cell table:style-name="Table6.B15" office:value-type="string"><text:p text:style-name="P23"><text:span text:style-name="T9">Modify Design Doc</text:span></text:p></table:table-cell><table:table-cell table:style-name="Table6.C15" office:value-type="string"><text:p text:style-name="P23"><text:span text:style-name="T9">Lorenzo Pagliari</text:span></text:p></table:table-cell><table:table-cell table:style-name="Table6.D15" office:value-type="string"><text:p text:style-name="P23"><text:span text:style-name="T9">45</text:span></text:p></table:table-cell><table:table-cell table:style-name="Table6.E15" office:value-type="string"><text:p text:style-name="P23"><text:span text:style-name="T9">46</text:span></text:p></table:table-cell><table:table-cell table:style-name="Table6.F15" office:value-type="string"><text:p text:style-name="P23"><text:span text:style-name="T9">1</text:span></text:p></table:table-cell><table:table-cell table:style-name="Table6.G15" office:value-type="string"><text:p text:style-name="P23"><text:span text:style-name="T9">45</text:span></text:p></table:table-cell><table:table-cell table:style-name="Table6.H15" office:value-type="string"><text:p text:style-name="P14"/></table:table-cell><table:table-cell table:style-name="Table6.I15" office:value-type="string"><text:p text:style-name="P14"/></table:table-cell></table:table-row><table:table-row table:style-name="Table6.4"><table:table-cell table:style-name="Table6.A16" office:value-type="string"><text:p text:style-name="P49"><text:span text:style-name="T9">M-013</text:span></text:p></table:table-cell><table:table-cell table:style-name="Table6.B16" office:value-type="string"><text:p text:style-name="P23"><text:span text:style-name="T9">Setup tools on PC</text:span></text:p></table:table-cell><table:table-cell table:style-name="Table6.C16" office:value-type="string"><text:p text:style-name="P23"><text:span text:style-name="T9">All</text:span></text:p></table:table-cell><table:table-cell table:style-name="Table6.D16" office:value-type="string"><text:p text:style-name="P23"><text:span text:style-name="T9">45</text:span></text:p></table:table-cell><table:table-cell table:style-name="Table6.E16" office:value-type="string"><text:p text:style-name="P23"><text:span text:style-name="T9">45</text:span></text:p></table:table-cell><table:table-cell table:style-name="Table6.F16" office:value-type="string"><text:p text:style-name="P23"><text:span text:style-name="T9">0</text:span></text:p></table:table-cell><table:table-cell table:style-name="Table6.G16" office:value-type="string"><text:p text:style-name="P23"><text:span text:style-name="T9">45</text:span></text:p></table:table-cell><table:table-cell table:style-name="Table6.H16" office:value-type="string"><text:p text:style-name="P14"/></table:table-cell><table:table-cell table:style-name="Table6.I16" office:value-type="string"><text:p text:style-name="P14"/></table:table-cell></table:table-row><table:table-row table:style-name="Table6.4"><table:table-cell table:style-name="Table6.A17" office:value-type="string"><text:p text:style-name="P49"><text:span text:style-name="T9">M-014</text:span></text:p></table:table-cell><table:table-cell table:style-name="Table6.B17" office:value-type="string"><text:p text:style-name="P22">Change DB</text:p></table:table-cell><table:table-cell table:style-name="Table6.C17" office:value-type="string"><text:p text:style-name="P22">Jorn Tillmanns</text:p></table:table-cell><table:table-cell table:style-name="Table6.D17" office:value-type="string"><text:p text:style-name="P22">45</text:p></table:table-cell><table:table-cell table:style-name="Table6.E17" office:value-type="string"><text:p text:style-name="P22">45</text:p></table:table-cell><table:table-cell table:style-name="Table6.F17" office:value-type="string"><text:p text:style-name="P22">0</text:p></table:table-cell><table:table-cell table:style-name="Table6.G17" office:value-type="string"><text:p text:style-name="P22">45</text:p></table:table-cell><table:table-cell table:style-name="Table6.H17" office:value-type="string"><text:p text:style-name="P14"/></table:table-cell><table:table-cell table:style-name="Table6.I17" office:value-type="string"><text:p text:style-name="P14"/></table:table-cell></table:table-row><table:table-row table:style-name="Table6.4"><table:table-cell table:style-name="Table6.A18" office:value-type="string"><text:p text:style-name="P45"><text:span text:style-name="T3">M-015</text:span></text:p></table:table-cell><table:table-cell table:style-name="Table6.B18" office:value-type="string"><text:p text:style-name="P52">Implementation Parser</text:p></table:table-cell><table:table-cell table:style-name="Table6.C18" office:value-type="string"><text:p text:style-name="P52">Jorn Tillmanns</text:p></table:table-cell><table:table-cell table:style-name="Table6.D18" office:value-type="string"><text:p text:style-name="P52">45</text:p></table:table-cell><table:table-cell table:style-name="Table6.E18" office:value-type="string"><text:p text:style-name="P52">45</text:p></table:table-cell><table:table-cell table:style-name="Table6.F18" office:value-type="string"><text:p text:style-name="P52">0</text:p></table:table-cell><table:table-cell table:style-name="Table6.G18" office:value-type="string"><text:p text:style-name="P52"><text:span text:style-name="T3">45</text:span></text:p></table:table-cell><table:table-cell table:style-name="Table6.H18" office:value-type="string"><text:p text:style-name="P46"/></table:table-cell><table:table-cell table:style-name="Table6.I18" office:value-type="string"><text:p text:style-name="P14"/></table:table-cell></table:table-row><table:table-row table:style-name="Table6.4"><table:table-cell table:style-name="Table6.A19" office:value-type="string"><text:p text:style-name="P45">M-016</text:p></table:table-cell><table:table-cell table:style-name="Table6.B19" office:value-type="string"><text:p text:style-name="P54">Implementation DAO</text:p></table:table-cell><table:table-cell table:style-name="Table6.C19" office:value-type="string"><text:p text:style-name="P54">Jorn Tillmanns</text:p></table:table-cell><table:table-cell table:style-name="Table6.D19" office:value-type="string"><text:p text:style-name="P54">45</text:p></table:table-cell><table:table-cell table:style-name="Table6.E19" office:value-type="string"><text:p text:style-name="P54">45</text:p></table:table-cell><table:table-cell table:style-name="Table6.F19" office:value-type="string"><text:p text:style-name="P54">0</text:p></table:table-cell><table:table-cell table:style-name="Table6.G19" office:value-type="string"><text:p text:style-name="P54">45</text:p></table:table-cell><table:table-cell table:style-name="Table6.H19" office:value-type="string"><text:p text:style-name="P14"/></table:table-cell><table:table-cell table:style-name="Table6.I19" office:value-type="string"><text:p text:style-name="P14"/></table:table-cell></table:table-row><table:table-row table:style-name="Table6.4"><table:table-cell table:style-name="Table6.A20" office:value-type="string"><text:p text:style-name="P47"><text:span text:style-name="T3">M-017</text:span></text:p></table:table-cell><table:table-cell table:style-name="Table6.B20" office:value-type="string"><text:p text:style-name="P18">Start Implementation Math</text:p></table:table-cell><table:table-cell table:style-name="Table6.C20" office:value-type="string"><text:p text:style-name="P18">Andrea Bottoli</text:p></table:table-cell><table:table-cell table:style-name="Table6.D20" office:value-type="string"><text:p text:style-name="P18">45</text:p></table:table-cell><table:table-cell table:style-name="Table6.E20" office:value-type="string"><text:p text:style-name="P18">46</text:p></table:table-cell><table:table-cell table:style-name="Table6.F20" office:value-type="string"><text:p text:style-name="P21"><text:span text:style-name="T9">1</text:span></text:p></table:table-cell><table:table-cell table:style-name="Table6.G20" office:value-type="string"><text:p text:style-name="P18">45</text:p></table:table-cell><table:table-cell table:style-name="Table6.H20" office:value-type="string"><text:p text:style-name="P14"/></table:table-cell><table:table-cell table:style-name="Table6.I20" office:value-type="string"><text:p text:style-name="P14"/></table:table-cell></table:table-row></table:table></draw:text-box></draw:frame><text:span text:style-name="Comment_20_Reference"><text:span text:style-name="T1"/></text:span></text:p>
      <text:p text:style-name="P7"/>
      <text:p text:style-name="P9">Working Hours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 table:number-columns-repeated="2"/>
        <table:table-column table:style-name="Table7.F"/>
        <table:table-row table:style-name="Table7.1">
          <table:table-cell table:style-name="Table7.A1" office:value-type="string">
            <text:p text:style-name="P32">Member</text:p>
          </table:table-cell>
          <table:table-cell table:style-name="Table7.B1" office:value-type="string">
            <text:p text:style-name="P32">W<text:span text:style-name="T3">42</text:span></text:p>
          </table:table-cell>
          <table:table-cell table:style-name="Table7.B1" office:value-type="string">
            <text:p text:style-name="P32">W<text:span text:style-name="T3">43</text:span></text:p>
          </table:table-cell>
          <table:table-cell table:style-name="Table7.B1" office:value-type="string">
            <text:p text:style-name="P33">W<text:span text:style-name="T3">4</text:span><text:span text:style-name="T4">4</text:span></text:p>
          </table:table-cell>
          <table:table-cell table:style-name="Table7.B1" office:value-type="string">
            <text:p text:style-name="P34"><text:span text:style-name="T9">W45</text:span></text:p>
          </table:table-cell>
          <table:table-cell table:style-name="Table7.F1" office:value-type="string">
            <text:p text:style-name="P32">Total</text:p>
          </table:table-cell>
        </table:table-row>
        <table:table-row table:style-name="Table7.2">
          <table:table-cell table:style-name="Table7.A9" office:value-type="string">
            <text:p text:style-name="P36">Andrea Bottoli</text:p>
          </table:table-cell>
          <table:table-cell table:style-name="Table7.B9" office:value-type="string">
            <text:p text:style-name="P37">11</text:p>
          </table:table-cell>
          <table:table-cell table:style-name="Table7.C2" office:value-type="string">
            <text:p text:style-name="P37">40</text:p>
          </table:table-cell>
          <table:table-cell table:style-name="Table7.D9" office:value-type="string">
            <text:p text:style-name="P38">50</text:p>
          </table:table-cell>
          <table:table-cell table:style-name="Table7.E2" office:value-type="string">
            <text:p text:style-name="P41"><text:span text:style-name="T9">45</text:span></text:p>
          </table:table-cell>
          <table:table-cell table:style-name="Table7.F2" office:value-type="string">
            <text:p text:style-name="P39">1<text:span text:style-name="T9">46</text:span></text:p>
          </table:table-cell>
        </table:table-row>
        <table:table-row table:style-name="Table7.2">
          <table:table-cell table:style-name="Table7.A9" office:value-type="string">
            <text:p text:style-name="P36">Lorenzo Pagliari</text:p>
          </table:table-cell>
          <table:table-cell table:style-name="Table7.B9" office:value-type="string">
            <text:p text:style-name="P37">10</text:p>
          </table:table-cell>
          <table:table-cell table:style-name="Table7.C3" office:value-type="string">
            <text:p text:style-name="P37">37</text:p>
          </table:table-cell>
          <table:table-cell table:style-name="Table7.D9" office:value-type="string">
            <text:p text:style-name="P38">53</text:p>
          </table:table-cell>
          <table:table-cell table:style-name="Table7.E3" office:value-type="string">
            <text:p text:style-name="P41"><text:span text:style-name="T9">51</text:span></text:p>
          </table:table-cell>
          <table:table-cell table:style-name="Table7.F2" office:value-type="string">
            <text:p text:style-name="P39">1<text:span text:style-name="T9">51</text:span></text:p>
          </table:table-cell>
        </table:table-row>
        <table:table-row table:style-name="Table7.2">
          <table:table-cell table:style-name="Table7.A9" office:value-type="string">
            <text:p text:style-name="P36">Dzana Kujan</text:p>
          </table:table-cell>
          <table:table-cell table:style-name="Table7.B9" office:value-type="string">
            <text:p text:style-name="P37">9</text:p>
          </table:table-cell>
          <table:table-cell table:style-name="Table7.C4" office:value-type="string">
            <text:p text:style-name="P37">36</text:p>
          </table:table-cell>
          <table:table-cell table:style-name="Table7.D9" office:value-type="string">
            <text:p text:style-name="P38">43</text:p>
          </table:table-cell>
          <table:table-cell table:style-name="Table7.E4" office:value-type="string">
            <text:p text:style-name="P41"><text:span text:style-name="T9">36</text:span></text:p>
          </table:table-cell>
          <table:table-cell table:style-name="Table7.F2" office:value-type="string">
            <text:p text:style-name="P40"><text:span text:style-name="T9">124</text:span></text:p>
          </table:table-cell>
        </table:table-row>
        <table:table-row table:style-name="Table7.2">
          <table:table-cell table:style-name="Table7.A9" office:value-type="string">
            <text:p text:style-name="P36">Marko Brcic</text:p>
          </table:table-cell>
          <table:table-cell table:style-name="Table7.B9" office:value-type="string">
            <text:p text:style-name="P37">11</text:p>
          </table:table-cell>
          <table:table-cell table:style-name="Table7.C5" office:value-type="string">
            <text:p text:style-name="P37">40</text:p>
          </table:table-cell>
          <table:table-cell table:style-name="Table7.D9" office:value-type="string">
            <text:p text:style-name="P38">54</text:p>
          </table:table-cell>
          <table:table-cell table:style-name="Table7.E5" office:value-type="string">
            <text:p text:style-name="P41"><text:span text:style-name="T9">60</text:span></text:p>
          </table:table-cell>
          <table:table-cell table:style-name="Table7.F2" office:value-type="string">
            <text:p text:style-name="P39">1<text:span text:style-name="T9">65</text:span></text:p>
          </table:table-cell>
        </table:table-row>
        <table:table-row table:style-name="Table7.2">
          <table:table-cell table:style-name="Table7.A9" office:value-type="string">
            <text:p text:style-name="P36">Jorn Tillmanns</text:p>
          </table:table-cell>
          <table:table-cell table:style-name="Table7.B9" office:value-type="string">
            <text:p text:style-name="P37">9</text:p>
          </table:table-cell>
          <table:table-cell table:style-name="Table7.C6" office:value-type="string">
            <text:p text:style-name="P37">37</text:p>
          </table:table-cell>
          <table:table-cell table:style-name="Table7.D9" office:value-type="string">
            <text:p text:style-name="P38">51</text:p>
          </table:table-cell>
          <table:table-cell table:style-name="Table7.E6" office:value-type="string">
            <text:p text:style-name="P41"><text:span text:style-name="T9">43</text:span></text:p>
          </table:table-cell>
          <table:table-cell table:style-name="Table7.F2" office:value-type="string">
            <text:p text:style-name="P40"><text:span text:style-name="T9">140</text:span></text:p>
          </table:table-cell>
        </table:table-row>
        <table:table-row table:style-name="Table7.2">
          <table:table-cell table:style-name="Table7.A9" office:value-type="string">
            <text:p text:style-name="P36">Nikola Radisavljevic</text:p>
          </table:table-cell>
          <table:table-cell table:style-name="Table7.B9" office:value-type="string">
            <text:p text:style-name="P37">9</text:p>
          </table:table-cell>
          <table:table-cell table:style-name="Table7.C7" office:value-type="string">
            <text:p text:style-name="P37">37</text:p>
          </table:table-cell>
          <table:table-cell table:style-name="Table7.D9" office:value-type="string">
            <text:p text:style-name="P38">45</text:p>
          </table:table-cell>
          <table:table-cell table:style-name="Table7.E7" office:value-type="string">
            <text:p text:style-name="P41"><text:span text:style-name="T9">36</text:span></text:p>
          </table:table-cell>
          <table:table-cell table:style-name="Table7.F2" office:value-type="string">
            <text:p text:style-name="P40"><text:span text:style-name="T9">127</text:span></text:p>
          </table:table-cell>
        </table:table-row>
        <table:table-row table:style-name="Table7.2">
          <table:table-cell table:style-name="Table7.A9" office:value-type="string">
            <text:p text:style-name="P36">Miraldi Fifo</text:p>
          </table:table-cell>
          <table:table-cell table:style-name="Table7.B9" office:value-type="string">
            <text:p text:style-name="P37">9</text:p>
          </table:table-cell>
          <table:table-cell table:style-name="Table7.C8" office:value-type="string">
            <text:p text:style-name="P37">38</text:p>
          </table:table-cell>
          <table:table-cell table:style-name="Table7.D9" office:value-type="string">
            <text:p text:style-name="P38">45</text:p>
          </table:table-cell>
          <table:table-cell table:style-name="Table7.E8" office:value-type="string">
            <text:p text:style-name="P41"><text:span text:style-name="T9">35</text:span></text:p>
          </table:table-cell>
          <table:table-cell table:style-name="Table7.F2" office:value-type="string">
            <text:p text:style-name="P40"><text:span text:style-name="T9">127</text:span></text:p>
          </table:table-cell>
        </table:table-row>
        <table:table-row table:style-name="Table7.2">
          <table:table-cell table:style-name="Table7.A9" office:value-type="string">
            <text:p text:style-name="P42">Ghazal<text:span text:style-name="T9">eh</text:span> Shojaee</text:p>
          </table:table-cell>
          <table:table-cell table:style-name="Table7.B9" office:value-type="string">
            <text:p text:style-name="P43">-</text:p>
          </table:table-cell>
          <table:table-cell table:style-name="Table7.C9" office:value-type="string">
            <text:p text:style-name="P43">-</text:p>
          </table:table-cell>
          <table:table-cell table:style-name="Table7.D9" office:value-type="string">
            <text:p text:style-name="P38">53</text:p>
          </table:table-cell>
          <table:table-cell table:style-name="Table7.E9" office:value-type="string">
            <text:p text:style-name="P41"><text:span text:style-name="T9">13</text:span></text:p>
          </table:table-cell>
          <table:table-cell table:style-name="Table7.F2" office:value-type="string">
            <text:p text:style-name="P40"><text:span text:style-name="T9">66</text:span></text:p>
          </table:table-cell>
        </table:table-row>
        <table:table-row table:style-name="Table7.2">
          <table:table-cell table:style-name="Table7.A10" office:value-type="string">
            <text:p text:style-name="P32">Total</text:p>
          </table:table-cell>
          <table:table-cell table:style-name="Table7.B10" office:value-type="string">
            <text:p text:style-name="P37">68</text:p>
          </table:table-cell>
          <table:table-cell table:style-name="Table7.B10" office:value-type="string">
            <text:p text:style-name="P44">2<text:span text:style-name="T3">65</text:span></text:p>
          </table:table-cell>
          <table:table-cell table:style-name="Table7.B10" office:value-type="string">
            <text:p text:style-name="P38">394</text:p>
          </table:table-cell>
          <table:table-cell table:style-name="Table7.B10" office:value-type="string">
            <text:p text:style-name="P41"><text:span text:style-name="T9">319</text:span></text:p>
          </table:table-cell>
          <table:table-cell table:style-name="Table7.F10" office:value-type="string">
            <text:p text:style-name="P41"><text:span text:style-name="T9">1046</text:span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Lucida Sans2" svg:font-family="'Lucida Sans'" style:font-family-generic="swiss"/>
    <style:font-face style:name="Segoe UI" svg:font-family="'Segoe UI'" style:font-family-generic="swiss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2T00:29:10.24</dc:date>
    <meta:print-date>1998-10-09T11:53:00</meta:print-date>
    <meta:editing-cycles>23</meta:editing-cycles>
    <meta:editing-duration>PT4H22M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387" meta:word-count="1042" meta:character-count="6085" meta:non-whitespace-character-count="5428"/>
  </office:meta>
</office:document-meta>
</file>